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5-04-30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5-03-25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5-02-26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5-01-2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4-10-28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4-09-2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4-08-2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4-07-2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4-06-2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4-05-29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4-04-2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4-03-2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4-02-2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4-01-2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12-2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11-29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10-2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09-24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08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08-01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06-24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05-30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04-30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03-28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02-25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3-01-31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12-20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11-29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11-05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09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08-27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07-23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06-25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05-2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05-01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03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02-28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2-01-23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12-27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11-28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10-24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09-26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08-3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07-26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06-28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05-23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04-25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03-2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02-23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1-01-24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12-20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11-23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10-25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09-27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08-23 1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07-26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06-28 1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05-24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04-26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03-2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02-2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10-01-25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12-21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11-23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10-26 1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09-28 1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08-24 1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07-30 1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06-24 1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05-27 1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04-27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03-24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02-23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9-01-21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8-11-24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8-10-28 1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8-09-24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8-08-26 1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8-07-30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8-06-2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8-03-2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8-01-3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7-11-27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7-10-22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7-09-24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7-08-27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5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4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4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3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200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5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9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2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8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6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7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6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50071090901</text:p>
          </table:table-cell>
          <table:table-cell office:value-type="string" calcext:value-type="string">
            <text:p>196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21" meta:object-count="0"/>
    <meta:user-defined meta:name="AppVersion">3.0</meta:user-defined>
  </office:meta>
</office:document-meta>
</file>